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aTransactionManagerTests.testTransactionRollbackWithAlreadyRolled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paTransactionManagerTests.testParticipatingTransactionWith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paTransactionManagerTests.testParticipatingTransactionWith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paTransactionManagerTests.testInvalidIso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paTransactionManagerTests.testTransaction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paTransactionManagerTests.testParticipatingTransactionWithRequire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paTransactionManagerTests.testTransactionWithRequiresNewInAfter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paTransactionManagerTests.testParticipatingTransactionWithRequiresNewAndPre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paTransactionManagerTests.testTransactionRollbackWithPre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paTransactionManagerTests.testTransactionRollbackWithPropagatio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paTransactionManagerTests.testPropagationSupportsAndRequire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paTransactionManagerTests.doInTransactionWithoutResult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paTransactionManagerTests.afterComple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paTransactionManagerTests.testTransaction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paTransactionManagerTests.testParticipatingTransactionWith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paTransactionManagerTests.testTransactionRollbackWithPreboundAndPropagatio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paTransactionManagerTests.testTransactionCommitWithPre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paTransactionManagerTests.testTransaction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paTransactionManagerTests.testPropagationSupportsAndRequiresNewAndEarly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paTransactionManagerTests.testTransactionCommitWithRollback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paTransactionManagerTests.verifyTransactionSynchronizationManag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paTransactionManagerTests.testTransaction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paTransactionManag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paTransactionManagerTests.testTransactionCommitWithPropagatio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paTransactionManagerTests.testTransactionCommitWithPreboundAndPropagatio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